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6a4ba" officeooo:paragraph-rsid="0006a4ba"/>
    </style:style>
    <style:style style:name="P2" style:family="paragraph" style:parent-style-name="Standard">
      <style:paragraph-properties fo:text-align="justify" style:justify-single-word="false"/>
      <style:text-properties officeooo:rsid="0008ac86" officeooo:paragraph-rsid="0008ac86"/>
    </style:style>
    <style:style style:name="P3" style:family="paragraph" style:parent-style-name="Standard">
      <style:paragraph-properties fo:text-align="justify" style:justify-single-word="false"/>
      <style:text-properties officeooo:rsid="000beff1" officeooo:paragraph-rsid="000beff1"/>
    </style:style>
    <style:style style:name="P4" style:family="paragraph" style:parent-style-name="Standard">
      <style:paragraph-properties fo:text-align="justify" style:justify-single-word="false"/>
      <style:text-properties officeooo:rsid="00138f80" officeooo:paragraph-rsid="00138f80"/>
    </style:style>
    <style:style style:name="T1" style:family="text">
      <style:text-properties officeooo:rsid="0008ac86"/>
    </style:style>
    <style:style style:name="T2" style:family="text">
      <style:text-properties officeooo:rsid="000a58c3"/>
    </style:style>
    <style:style style:name="T3" style:family="text">
      <style:text-properties officeooo:rsid="000b1b96"/>
    </style:style>
    <style:style style:name="T4" style:family="text">
      <style:text-properties officeooo:rsid="000dbd53"/>
    </style:style>
    <style:style style:name="T5" style:family="text">
      <style:text-properties officeooo:rsid="000e8332"/>
    </style:style>
    <style:style style:name="T6" style:family="text">
      <style:text-properties officeooo:rsid="000ed5ce"/>
    </style:style>
    <style:style style:name="T7" style:family="text">
      <style:text-properties officeooo:rsid="000ff844"/>
    </style:style>
    <style:style style:name="T8" style:family="text">
      <style:text-properties officeooo:rsid="0011f247"/>
    </style:style>
    <style:style style:name="T9" style:family="text">
      <style:text-properties officeooo:rsid="00156724"/>
    </style:style>
    <style:style style:name="T10" style:family="text">
      <style:text-properties officeooo:rsid="00174881"/>
    </style:style>
    <style:style style:name="T11" style:family="text">
      <style:text-properties fo:font-style="italic" officeooo:rsid="00185f55" style:font-style-asian="italic" style:font-style-complex="italic"/>
    </style:style>
    <style:style style:name="T12" style:family="text">
      <style:text-properties officeooo:rsid="0019d202"/>
    </style:style>
    <style:style style:name="T13" style:family="text">
      <style:text-properties officeooo:rsid="0019fb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ab/>L</text:span>es seuls paramètres pouvant réguler la population mondiale serais une réduction des naissance, une augmentation de la mortalité ou bien l’immigration.</text:p>
      <text:p text:style-name="P2">Une chute de la fécondité à été anticipé mais elle ne pourrait qu’atteindre à la fin du <text:span text:style-name="T2">prochain</text:span> siècle, <text:span text:style-name="T2">un équilibre du renouvellement intergénérationnel. Seule quelque</text:span><text:span text:style-name="T3">s</text:span><text:span text:style-name="T2"> nation</text:span><text:span text:style-name="T3">s</text:span><text:span text:style-name="T2"> ont le pouvoir politique d’influer sur la vitesse de cette diminution.</text:span></text:p>
      <text:p text:style-name="P3">La médecine peut évoluer <text:span text:style-name="T4">et se généraliser pour atteindre à l’échelle mondiale, une espérance de vie de 75 ans. </text:span><text:span text:style-name="T5">Une remonté de la mortalité </text:span><text:span text:style-name="T6">pourrais contrebalanc</text:span><text:span text:style-name="T7">er</text:span><text:span text:style-name="T6"> cel</text:span><text:span text:style-name="T7">a, </text:span><text:span text:style-name="T8">mais une épidémie ou une guerre ne pourrais influer assez.</text:span></text:p>
      <text:p text:style-name="P4">L’immigration est complexe à dimensionner<text:span text:style-name="T9">, les nombres variant grandement entre pays de départ et arrivé. </text:span><text:span text:style-name="T10">Un </text:span><text:span text:style-name="T12">grand écart </text:span><text:span text:style-name="T13">de la densité </text:span><text:span text:style-name="T10">entre </text:span><text:span text:style-name="T12">l’hémisphère Nord et Sud ..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5T14:22:22.231000000</meta:creation-date>
    <dc:date>2023-09-26T08:37:29.979000000</dc:date>
    <meta:editing-duration>PT52M33S</meta:editing-duration>
    <meta:editing-cycles>21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4" meta:word-count="123" meta:character-count="798" meta:non-whitespace-character-count="678"/>
  </office:meta>
</office:document-meta>
</file>